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fae48"/>
    </style:style>
    <style:style style:name="T1" style:family="text">
      <style:text-properties officeooo:rsid="001fae48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fae48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itle: Programming Languages Swamp Tour</text:span></text:p>
      <text:p text:style-name="Standard"><text:span text:style-name="T1"/></text:p>
      <text:p text:style-name="P1"><text:span text:style-name="Strong_20_Emphasis"><text:span text:style-name="T2">Synopsis: <text:s/>Programming languages are like tools in a tool chest. <text:s/>You would not pick a crescent wrench to beat a nail in(ok when I can't find the hammer). <text:s/>This tour aims to take you through several different languages and when they might best be applied. <text:s/>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Bio: <text:s/>Allan Davis has been working on Linux based systems since 99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00:44:34</meta:creation-date>
    <dc:date>2013-01-23T00:56:29</dc:date>
    <meta:editing-duration>P0D</meta:editing-duration>
    <meta:editing-cycles>1</meta:editing-cycles>
    <meta:document-statistic meta:table-count="0" meta:image-count="0" meta:object-count="0" meta:page-count="1" meta:paragraph-count="3" meta:word-count="62" meta:character-count="365" meta:non-whitespace-character-count="298"/>
    <meta:generator>LibreOffice/3.6$MacOSX_x86 LibreOffice_project/58f22d5-270d05a-e2abed1-ea17a85-9b5702</meta:generator>
  </office:meta>
</office:document-meta>
</file>